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, 'Noto Color Emoj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officeooo:rsid="001d0c30" officeooo:paragraph-rsid="001d0c3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8pt" fo:font-weight="normal" officeooo:rsid="001d0c30" officeooo:paragraph-rsid="001d0c30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Arial" fo:font-size="14pt" fo:font-weight="normal" officeooo:rsid="001d0c30" officeooo:paragraph-rsid="001d0c30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rsid="001d0c30" officeooo:paragraph-rsid="0030da19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1d0c30" officeooo:paragraph-rsid="0030da19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1d0c30" officeooo:paragraph-rsid="0031f2df" style:font-size-asian="12.25pt" style:font-weight-asian="normal" style:font-size-complex="14pt" style:font-weight-complex="normal"/>
    </style:style>
    <style:style style:name="P7" style:family="paragraph">
      <style:paragraph-properties fo:text-align="start"/>
      <style:text-properties style:text-line-through-style="none" style:text-line-through-type="none" style:font-name="Arial1" fo:font-size="14pt" fo:font-style="normal" style:text-underline-style="none" fo:font-weight="normal"/>
    </style:style>
    <style:style style:name="T1" style:family="text">
      <style:text-properties officeooo:rsid="0030da19"/>
    </style:style>
    <style:style style:name="T2" style:family="text">
      <style:text-properties officeooo:rsid="0031f2df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<text:span text:style-name="T2">30</text:span></text:p>
      <text:p text:style-name="P2">Ответьте на вопросы о прочитанном</text:p>
      <text:p text:style-name="P3"/>
      <text:p text:style-name="P6"><text:span text:style-name="T2">1. </text:span>В Академии Филлипса какие здание?<draw:control text:anchor-type="as-char" svg:y="0.2583in" draw:z-index="0" draw:name="Shape1" draw:style-name="gr1" draw:text-style-name="P7" svg:width="6.9504in" svg:height="0.7425in" draw:control="control1"/></text:p>
      <text:p text:style-name="P6"/>
      <text:p text:style-name="P6"><text:span text:style-name="T2">2. </text:span>В Академии Филлипса есть общежития?<draw:control text:anchor-type="as-char" svg:y="0.2583in" draw:z-index="1" draw:name="Shape1" draw:style-name="gr1" draw:text-style-name="P7" svg:width="6.9504in" svg:height="0.7425in" draw:control="control2"/></text:p>
      <text:p text:style-name="P6"/>
      <text:p text:style-name="P6"><text:span text:style-name="T2">3. </text:span>Кто Игорь? Сколько ему лет? Он откуда? Где он сейчас живёт?<draw:control text:anchor-type="as-char" svg:y="0.2583in" draw:z-index="2" draw:name="Shape1" draw:style-name="gr1" draw:text-style-name="P7" svg:width="6.9504in" svg:height="0.7425in" draw:control="control3"/></text:p>
      <text:p text:style-name="P6"/>
      <text:p text:style-name="P6"><text:span text:style-name="T2">4. </text:span>Игорю нравится общежитие? Почему или почему нет?<draw:control text:anchor-type="as-char" svg:y="0.2583in" draw:z-index="3" draw:name="Shape1" draw:style-name="gr1" draw:text-style-name="P7" svg:width="6.9504in" svg:height="0.7425in" draw:control="control4"/></text:p>
      <text:p text:style-name="P6"/>
      <text:p text:style-name="P6"><text:span text:style-name="T2">5. </text:span>Что у Игоря в его комнате? Почему?<draw:control text:anchor-type="as-char" svg:y="0.2583in" draw:z-index="4" draw:name="Shape1" draw:style-name="gr1" draw:text-style-name="P7" svg:width="6.9504in" svg:height="0.7425in" draw:control="control5"/></text:p>
      <text:p text:style-name="P6"/>
      <text:p text:style-name="P6"><text:span text:style-name="T2">6. </text:span>Где Эдвард живёт?<draw:control text:anchor-type="as-char" svg:y="0.2583in" draw:z-index="5" draw:name="Shape1" draw:style-name="gr1" draw:text-style-name="P7" svg:width="6.9504in" svg:height="0.7425in" draw:control="control6"/></text:p>
      <text:p text:style-name="P6"><text:soft-page-break/></text:p>
      <text:p text:style-name="P6"><text:span text:style-name="T2">7. </text:span>Что Едвард делает каждый день?<draw:control text:anchor-type="as-char" svg:y="0.2583in" draw:z-index="6" draw:name="Shape1" draw:style-name="gr1" draw:text-style-name="P7" svg:width="6.9504in" svg:height="0.7425in" draw:control="control7"/></text:p>
      <text:p text:style-name="P6"/>
      <text:p text:style-name="P6"><text:span text:style-name="T2">8. </text:span>Что делают друзья Эдварда? Почему?<draw:control text:anchor-type="as-char" svg:y="0.2583in" draw:z-index="7" draw:name="Shape1" draw:style-name="gr1" draw:text-style-name="P7" svg:width="6.9504in" svg:height="0.7425in" draw:control="control8"/></text:p>
      <text:p text:style-name="P6"/>
      <text:p text:style-name="P6"><text:span text:style-name="T2">9. </text:span>Где живёт Катя? Любит ли она своё общежитие?<draw:control text:anchor-type="as-char" svg:y="0.2583in" draw:z-index="8" draw:name="Shape1" draw:style-name="gr1" draw:text-style-name="P7" svg:width="6.9504in" svg:height="0.7425in" draw:control="control9"/></text:p>
      <text:p text:style-name="P6"/>
      <text:p text:style-name="P6"><text:span text:style-name="T2">10. </text:span>Почему Кате трудно работать в её общежитии?<draw:control text:anchor-type="as-char" svg:y="0.2583in" draw:z-index="9" draw:name="Shape1" draw:style-name="gr1" draw:text-style-name="P7" svg:width="6.9504in" svg:height="0.7425in" draw:control="control10"/></text:p>
      <text:p text:style-name="P6"/>
      <text:p text:style-name="P6"><text:span text:style-name="T2">11. </text:span>Опишите общежитие Ника. Почему это не “нормально”?<draw:control text:anchor-type="as-char" svg:y="0.2583in" draw:z-index="10" draw:name="Shape1" draw:style-name="gr1" draw:text-style-name="P7" svg:width="6.9504in" svg:height="0.7425in" draw:control="control11"/></text:p>
      <text:p text:style-name="P6"/>
      <text:p text:style-name="P6"><text:span text:style-name="T2">12. </text:span>Где вы живёте? С кем?<draw:control text:anchor-type="as-char" svg:y="0.2583in" draw:z-index="11" draw:name="Shape1" draw:style-name="gr1" draw:text-style-name="P7" svg:width="6.9504in" svg:height="0.7425in" draw:control="control12"/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, 'Noto Color Emoj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36:51.285189475</meta:creation-date>
    <dc:date>2019-02-27T15:03:32.808818082</dc:date>
    <meta:editing-duration>PT29M29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14" meta:word-count="94" meta:character-count="530" meta:non-whitespace-character-count="450"/>
  </office:meta>
</office:document-meta>
</file>